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0f54" officeooo:paragraph-rsid="001c0f54"/>
    </style:style>
    <style:style style:name="P2" style:family="paragraph" style:parent-style-name="Text_20_body">
      <style:text-properties officeooo:rsid="001c0f54" officeooo:paragraph-rsid="001c0f54"/>
    </style:style>
    <style:style style:name="P3" style:family="paragraph" style:parent-style-name="Text_20_body">
      <style:text-properties officeooo:rsid="00215453" officeooo:paragraph-rsid="00215453"/>
    </style:style>
    <style:style style:name="P4" style:family="paragraph" style:parent-style-name="Text_20_body">
      <style:text-properties officeooo:rsid="0023119e" officeooo:paragraph-rsid="0023119e"/>
    </style:style>
    <style:style style:name="P5" style:family="paragraph" style:parent-style-name="Text_20_body">
      <style:text-properties officeooo:rsid="00247fc7" officeooo:paragraph-rsid="00247fc7"/>
    </style:style>
    <style:style style:name="P6" style:family="paragraph" style:parent-style-name="Text_20_body">
      <style:text-properties officeooo:rsid="0028ebf6" officeooo:paragraph-rsid="0028ebf6"/>
    </style:style>
    <style:style style:name="P7" style:family="paragraph" style:parent-style-name="Text_20_body">
      <style:text-properties officeooo:rsid="002a30b7" officeooo:paragraph-rsid="002a30b7"/>
    </style:style>
    <style:style style:name="P8" style:family="paragraph" style:parent-style-name="Text_20_body">
      <style:text-properties officeooo:rsid="002a5119" officeooo:paragraph-rsid="002a5119"/>
    </style:style>
    <style:style style:name="P9" style:family="paragraph" style:parent-style-name="Text_20_body">
      <style:text-properties officeooo:rsid="001c0f54" officeooo:paragraph-rsid="001c0f54"/>
    </style:style>
    <style:style style:name="P10" style:family="paragraph" style:parent-style-name="Text_20_body">
      <style:paragraph-properties fo:break-before="page"/>
      <style:text-properties officeooo:rsid="002c0dd6" officeooo:paragraph-rsid="002c0dd6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rsid="001c0f54" officeooo:paragraph-rsid="001c0f54"/>
    </style:style>
    <style:style style:name="P13" style:family="paragraph" style:parent-style-name="Heading_20_2">
      <style:text-properties fo:color="#000000" fo:font-size="16.1000003814697pt" fo:background-color="#e8f2fe" style:font-size-asian="16.1000003814697pt" style:font-size-complex="16.1000003814697pt"/>
    </style:style>
    <style:style style:name="P14" style:family="paragraph" style:parent-style-name="Heading_20_2">
      <style:text-properties officeooo:rsid="00215453" officeooo:paragraph-rsid="00215453"/>
    </style:style>
    <style:style style:name="P15" style:family="paragraph" style:parent-style-name="Heading_20_2">
      <style:text-properties officeooo:rsid="0028ebf6" officeooo:paragraph-rsid="0028ebf6"/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ccd6f"/>
    </style:style>
    <style:style style:name="T2" style:family="text">
      <style:text-properties officeooo:rsid="0020461f"/>
    </style:style>
    <style:style style:name="T3" style:family="text">
      <style:text-properties officeooo:rsid="0023119e"/>
    </style:style>
    <style:style style:name="T4" style:family="text">
      <style:text-properties officeooo:rsid="002a511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kumentation</text:p>
      <text:p text:style-name="Title"/>
      <text:p text:style-name="Title">LibCMVC</text:p>
      <text:p text:style-name="Title"/>
      <text:p text:style-name="Title">PHP Framework</text:p>
      <text:p text:style-name="Title">und Library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</text:p>
          </text:index-title>
          <text:p text:style-name="P17"><text:a xlink:type="simple" xlink:href="#__RefHeading__75_31712199">Vorwort<text:tab/>2</text:a></text:p>
          <text:p text:style-name="P17"><text:a xlink:type="simple" xlink:href="#__RefHeading__77_31712199">Library Komponenten<text:tab/>3</text:a></text:p>
          <text:p text:style-name="P16"><text:a xlink:type="simple" xlink:href="#__RefHeading__79_31712199">ApplePushNotification<text:tab/>3</text:a></text:p>
          <text:p text:style-name="P16"><text:a xlink:type="simple" xlink:href="#__RefHeading__81_31712199">CachedHttpRequest<text:tab/>3</text:a></text:p>
          <text:p text:style-name="P16"><text:a xlink:type="simple" xlink:href="#__RefHeading__83_31712199">Captcha<text:tab/>3</text:a></text:p>
          <text:p text:style-name="P16"><text:a xlink:type="simple" xlink:href="#__RefHeading__85_31712199">CenterMap<text:tab/>3</text:a></text:p>
          <text:p text:style-name="P16"><text:a xlink:type="simple" xlink:href="#__RefHeading__87_31712199">CephAdapter<text:tab/>3</text:a></text:p>
          <text:p text:style-name="P16"><text:a xlink:type="simple" xlink:href="#__RefHeading__89_31712199">FIFOBuffer<text:tab/>3</text:a></text:p>
          <text:p text:style-name="P16"><text:a xlink:type="simple" xlink:href="#__RefHeading__91_31712199">GoogleJWT<text:tab/>3</text:a></text:p>
          <text:p text:style-name="P16"><text:a xlink:type="simple" xlink:href="#__RefHeading__93_31712199">HTMLMail<text:tab/>3</text:a></text:p>
        </text:index-body>
      </text:table-of-content>
      <text:p text:style-name="P1"/>
      <text:h text:style-name="P12" text:outline-level="1"><text:bookmark-start text:name="__RefHeading__75_31712199"/>Vorwort<text:bookmark-end text:name="__RefHeading__75_31712199"/></text:h>
      <text:p text:style-name="P2">LibCMVC ist 2010 aus dem Bedürfnis heraus entstanden, wiederverwendbaren Code von individuellen PHP Applikationen zu sammeln. Im laufe der Zeit wurde LibCMVC sowohl für Webseiten, RESTful APIs <text:span text:style-name="T2">als auch CLI Applikationen </text:span>eingesetzt und optimiert. <text:span text:style-name="T1">Das Framework basiert auf dem MVC Entwurfsmuster und bringt neben den strukturgebenden Elementen (Framework) auch eine Sammlung (Library) von Tools mit, die in der Webprogrammierung oft gebraucht werden.</text:span></text:p>
      <text:p text:style-name="P2"/>
      <text:p text:style-name="P10">Fram</text:p>
      <text:h text:style-name="P11" text:outline-level="1"><text:bookmark-start text:name="__RefHeading__77_31712199"/>Library <text:span text:style-name="T2">Komponenten</text:span><text:bookmark-end text:name="__RefHeading__77_31712199"/></text:h>
      <text:h text:style-name="P13" text:outline-level="2"><text:bookmark-start text:name="__RefHeading__79_31712199"/>ApplePushNotification<text:bookmark-end text:name="__RefHeading__79_31712199"/></text:h>
      <text:p text:style-name="P3">Zum versenden von Apple-Push-Notifications.</text:p>
      <text:h text:style-name="P14" text:outline-level="2"><text:bookmark-start text:name="__RefHeading__81_31712199"/>CachedH<text:span text:style-name="T3">ttp</text:span>Request<text:bookmark-end text:name="__RefHeading__81_31712199"/></text:h>
      <text:p text:style-name="P3">Ein cachender HTTP Client. Als Cache wird Redis verwendet.</text:p>
      <text:h text:style-name="Heading_20_2" text:outline-level="2"><text:bookmark-start text:name="__RefHeading__83_31712199"/>Captcha<text:bookmark-end text:name="__RefHeading__83_31712199"/></text:h>
      <text:p text:style-name="P3">Klasse zum einfachen erstellen von einfachen Captchas.</text:p>
      <text:h text:style-name="Heading_20_2" text:outline-level="2"><text:bookmark-start text:name="__RefHeading__85_31712199"/>CenterMap<text:bookmark-end text:name="__RefHeading__85_31712199"/></text:h>
      <text:p text:style-name="P4">Dieser Klasse kann man eine Reihe von Map-Marker-Positionen übergeben und kriegt als Ergebnis den Mittelpunkt der Karte und die benötigte Zoomstufe, um alle Marker mit GoogleMaps darstellen zu können.</text:p>
      <text:h text:style-name="Heading_20_2" text:outline-level="2"><text:bookmark-start text:name="__RefHeading__87_31712199"/>CephAdapter<text:bookmark-end text:name="__RefHeading__87_31712199"/></text:h>
      <text:p text:style-name="P4">Eine Klasse zum arbeiten mit einem Ceph SAN. Siehe <text:a xlink:type="simple" xlink:href="http://docs.ceph.com/docs/master/radosgw" text:style-name="Internet_20_link" text:visited-style-name="Visited_20_Internet_20_Link">http://docs.ceph.com/docs/master/radosgw</text:a>.</text:p>
      <text:p text:style-name="P4">Der CephAdapter benötigt die Rados PHP-Extension. Er kann benutzt werden wie jede herkömmliche Cloud-Object-Storage.</text:p>
      <text:h text:style-name="Heading_20_2" text:outline-level="2"><text:bookmark-start text:name="__RefHeading__89_31712199"/>FIFOBuffer<text:bookmark-end text:name="__RefHeading__89_31712199"/></text:h>
      <text:p text:style-name="P5">Ein Redis-basierter FIFO Puffer. </text:p>
      <text:h text:style-name="Heading_20_2" text:outline-level="2"><text:bookmark-start text:name="__RefHeading__91_31712199"/>GoogleJWT<text:bookmark-end text:name="__RefHeading__91_31712199"/></text:h>
      <text:p text:style-name="P5">Eine Google-spezifische JSON-Web-Token Implementierung, zur Authentifizierung an den Google-APIs. Das zurückgegebene Token kann in darauf folgenden Anfragen an die Google APIs zur authentifizierung verwendet werden.</text:p>
      <text:h text:style-name="Heading_20_2" text:outline-level="2"><text:bookmark-start text:name="__RefHeading__93_31712199"/>HTMLMail<text:bookmark-end text:name="__RefHeading__93_31712199"/></text:h>
      <text:p text:style-name="P3">Komponente zum versenden von Text- und/oder HTML-Mails.</text:p>
      <text:h text:style-name="P15" text:outline-level="2">MapRadius</text:h>
      <text:p text:style-name="P6">Berechnet die Entfernung zwischen zwei punkten auf dem Globus. Die Punkte werden mit Längen- und Breitengraden angegeben. Die Entfernung kann in Kilometern, Meilen und nautischen Meilen ausgegeben werden.</text:p>
      <text:h text:style-name="P15" text:outline-level="2">MapCluster</text:h>
      <text:p text:style-name="P6">Berechnet Clusterbildung von Markern auf einer Karte. MapMarker und MapClusterMarker gehören mit zu dieser funktion.</text:p>
      <text:h text:style-name="P15" text:outline-level="2"><text:soft-page-break/>MultiExtender</text:h>
      <text:p text:style-name="P6">Diese Klasse ermöglicht Mehrfachvererbung in PHP. Von ihrer Benutzung ist eher abzuraten.</text:p>
      <text:h text:style-name="Heading_20_2" text:outline-level="2">Mutex</text:h>
      <text:p text:style-name="P7">Eine Redis-basierte Mutex-Implementierung.</text:p>
      <text:h text:style-name="Heading_20_2" text:outline-level="2">simple_html_dom</text:h>
      <text:p text:style-name="P7">Ein einfacher HTML DOM Parser/Generator.</text:p>
      <text:h text:style-name="Heading_20_2" text:outline-level="2">Singleton</text:h>
      <text:p text:style-name="P7">Abstrakte Klasse zum implementieren von Singletons. Um einen konkreten Singleton zu implementieren, muss eine Klasse von Singleton ableiten.</text:p>
      <text:h text:style-name="Heading_20_2" text:outline-level="2">SMTP</text:h>
      <text:p text:style-name="P7">Eine einfache SMTP implementierung. Wird von HTMLMail verwendet.</text:p>
      <text:h text:style-name="Heading_20_2" text:outline-level="2">Socket</text:h>
      <text:p text:style-name="P7">Eine TCP-Socket implementierung. Wird von SMTP verwendet.</text:p>
      <text:h text:style-name="Heading_20_2" text:outline-level="2">Upload</text:h>
      <text:p text:style-name="P7">Eine Klasse zum einfachen Umgang mit Datei-Upoads.</text:p>
      <text:h text:style-name="Heading_20_2" text:outline-level="2">UTF8</text:h>
      <text:p text:style-name="P7">Diese Klasse bietet die gleiche funktionalität wie die beiden PHP-Funktionen uf8_encode() und utf8_decode(). Es wird aber zusätzlich überprüft, ob bereits UTF8 vorliegt, oder nicht. Somit ist kein doppeltes encoden/decoden möglich, wie die standard PHP-Funktionen es machen würden.</text:p>
      <text:h text:style-name="Heading_20_2" text:outline-level="2">UUID</text:h>
      <text:p text:style-name="P7">Ein UUID Generator/Validator. Es können UUIDs der Versionen 2, 3 und 4 erstellt werden.</text:p>
      <text:h text:style-name="Heading_20_2" text:outline-level="2">Validator</text:h>
      <text:p text:style-name="P7">Eine Klasse zum validieren von Strings.</text:p>
      <text:h text:style-name="Heading_20_2" text:outline-level="2">WSAdapter</text:h>
      <text:p text:style-name="P7">Eine Klasse zur Kommunikation mit einem Websocket Server. (<text:span text:style-name="T4">TODO: GitHub-URL angeben.</text:span>)</text:p>
      <text:h text:style-name="Heading_20_2" text:outline-level="2">XmlToJson</text:h>
      <text:p text:style-name="P8">Ein einacher XML → JSON Konverter, basiert auf simple_html_do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Index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tho Hohbaum</meta:initial-creator>
    <meta:creation-date>2017-02-16T14:06:10.428782499</meta:creation-date>
    <dc:date>2017-02-22T18:08:38.146969948</dc:date>
    <meta:editing-duration>PT52M12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5" meta:paragraph-count="64" meta:word-count="405" meta:character-count="3094" meta:non-whitespace-character-count="2752"/>
  </office:meta>
</office:document-meta>
</file>